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fo:language="zxx" fo:country="none" officeooo:rsid="0019e64b" officeooo:paragraph-rsid="0019e64b" style:language-asian="zxx" style:country-asian="none" style:language-complex="zxx" style:country-complex="none"/>
    </style:style>
    <style:style style:name="P2" style:family="paragraph" style:parent-style-name="Text_20_body">
      <style:paragraph-properties fo:text-align="justify" style:justify-single-word="false"/>
      <style:text-properties fo:language="fr" fo:country="FR"/>
    </style:style>
    <style:style style:name="P3" style:family="paragraph" style:parent-style-name="Heading_20_3">
      <style:text-properties fo:font-size="12pt" style:text-underline-style="solid" style:text-underline-width="auto" style:text-underline-color="font-color" style:font-size-asian="12pt" style:font-size-complex="12pt"/>
    </style:style>
    <style:style style:name="P4" style:family="paragraph" style:parent-style-name="Text_20_body">
      <style:paragraph-properties fo:text-align="justify" style:justify-single-word="false"/>
      <style:text-properties fo:language="fr" fo:country="FR" officeooo:paragraph-rsid="00565197"/>
    </style:style>
    <style:style style:name="P5" style:family="paragraph" style:parent-style-name="Text_20_body">
      <style:paragraph-properties fo:text-align="start" style:justify-single-word="false"/>
      <style:text-properties fo:language="fr" fo:country="FR" officeooo:rsid="0058c572" officeooo:paragraph-rsid="0058c572"/>
    </style:style>
    <style:style style:name="P6" style:family="paragraph" style:parent-style-name="Text_20_body">
      <style:paragraph-properties fo:text-align="start" style:justify-single-word="false"/>
      <style:text-properties fo:language="fr" fo:country="FR" officeooo:rsid="0058c572" officeooo:paragraph-rsid="005a6393"/>
    </style:style>
    <style:style style:name="P7" style:family="paragraph" style:parent-style-name="Text_20_body">
      <style:paragraph-properties fo:text-align="start" style:justify-single-word="false"/>
      <style:text-properties fo:language="fr" fo:country="FR" officeooo:rsid="005cce12" officeooo:paragraph-rsid="0064b500"/>
    </style:style>
    <style:style style:name="P8" style:family="paragraph" style:parent-style-name="Text_20_body">
      <style:paragraph-properties fo:text-align="justify" style:justify-single-word="false"/>
      <style:text-properties style:font-name="Liberation Sans" fo:font-size="12pt" fo:language="fr" fo:country="FR" style:text-underline-style="solid" style:text-underline-width="auto" style:text-underline-color="font-color" fo:font-weight="bold" officeooo:rsid="005cce12" officeooo:paragraph-rsid="005cce12" style:font-name-asian="Droid Sans Fallback" style:font-size-asian="12pt" style:font-weight-asian="bold" style:font-name-complex="Droid Sans Devanagari" style:font-size-complex="12pt" style:font-weight-complex="bold"/>
    </style:style>
    <style:style style:name="P9" style:family="paragraph" style:parent-style-name="Text_20_body">
      <style:paragraph-properties fo:text-align="justify" style:justify-single-word="false"/>
      <style:text-properties style:font-name="Liberation Sans" fo:font-size="12pt" fo:language="fr" fo:country="FR" style:text-underline-style="none" fo:font-weight="bold" officeooo:rsid="005cce12" officeooo:paragraph-rsid="005cce12" style:font-name-asian="Droid Sans Fallback" style:font-size-asian="12pt" style:font-weight-asian="bold" style:font-name-complex="Droid Sans Devanagari" style:font-size-complex="12pt" style:font-weight-complex="bold"/>
    </style:style>
    <style:style style:name="P10"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5cce12" style:font-name-asian="Droid Sans Fallback" style:font-size-asian="12pt" style:font-weight-asian="bold" style:font-name-complex="Droid Sans Devanagari" style:font-size-complex="12pt" style:font-weight-complex="bold"/>
    </style:style>
    <style:style style:name="P11"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60e35a" style:font-name-asian="Droid Sans Fallback" style:font-size-asian="12pt" style:font-weight-asian="bold" style:font-name-complex="Droid Sans Devanagari" style:font-size-complex="12pt" style:font-weight-complex="bold"/>
    </style:style>
    <style:style style:name="P12"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60e478" style:font-name-asian="Droid Sans Fallback" style:font-size-asian="12pt" style:font-weight-asian="bold" style:font-name-complex="Droid Sans Devanagari" style:font-size-complex="12pt" style:font-weight-complex="bold"/>
    </style:style>
    <style:style style:name="P13"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64b500" style:font-name-asian="Droid Sans Fallback" style:font-size-asian="12pt" style:font-weight-asian="bold" style:font-name-complex="Droid Sans Devanagari" style:font-size-complex="12pt" style:font-weight-complex="bold"/>
    </style:style>
    <style:style style:name="P14"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6b888b" style:font-name-asian="Droid Sans Fallback" style:font-size-asian="12pt" style:font-weight-asian="bold" style:font-name-complex="Droid Sans Devanagari" style:font-size-complex="12pt" style:font-weight-complex="bold"/>
    </style:style>
    <style:style style:name="P15"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71f24e" style:font-name-asian="Droid Sans Fallback" style:font-size-asian="12pt" style:font-weight-asian="bold" style:font-name-complex="Droid Sans Devanagari" style:font-size-complex="12pt" style:font-weight-complex="bold"/>
    </style:style>
    <style:style style:name="P16"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7adbb8" style:font-name-asian="Droid Sans Fallback" style:font-size-asian="12pt" style:font-weight-asian="bold" style:font-name-complex="Droid Sans Devanagari" style:font-size-complex="12pt" style:font-weight-complex="bold"/>
    </style:style>
    <style:style style:name="P17"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7ede2a" style:font-name-asian="Droid Sans Fallback" style:font-size-asian="12pt" style:font-weight-asian="bold" style:font-name-complex="Droid Sans Devanagari" style:font-size-complex="12pt" style:font-weight-complex="bold"/>
    </style:style>
    <style:style style:name="P18" style:family="paragraph" style:parent-style-name="Title">
      <style:paragraph-properties fo:text-align="center" style:justify-single-word="false"/>
      <style:text-properties fo:font-size="26pt" fo:language="fr" fo:country="FR" officeooo:paragraph-rsid="0058c572" style:font-size-asian="26pt" style:font-size-complex="26pt"/>
    </style:style>
    <style:style style:name="P19" style:family="paragraph" style:parent-style-name="Heading_20_1">
      <style:paragraph-properties fo:text-align="justify" style:justify-single-word="false"/>
      <style:text-properties fo:language="fr" fo:country="FR" officeooo:paragraph-rsid="00565197"/>
    </style:style>
    <style:style style:name="T1" style:family="text">
      <style:text-properties fo:language="fr" fo:country="FR"/>
    </style:style>
    <style:style style:name="T2" style:family="text">
      <style:text-properties fo:language="fr" fo:country="FR" officeooo:rsid="00565197"/>
    </style:style>
    <style:style style:name="T3" style:family="text">
      <style:text-properties officeooo:rsid="005517c9"/>
    </style:style>
    <style:style style:name="T4" style:family="text">
      <style:text-properties officeooo:rsid="00565197"/>
    </style:style>
    <style:style style:name="T5" style:family="text">
      <style:text-properties officeooo:rsid="005a6393"/>
    </style:style>
    <style:style style:name="T6" style:family="text">
      <style:text-properties fo:font-weight="normal" officeooo:rsid="00565197" style:font-weight-asian="normal" style:font-weight-complex="normal"/>
    </style:style>
    <style:style style:name="T7" style:family="text">
      <style:text-properties fo:font-weight="normal" officeooo:rsid="005ec7b7" style:font-weight-asian="normal" style:font-weight-complex="normal"/>
    </style:style>
    <style:style style:name="T8" style:family="text">
      <style:text-properties fo:font-weight="normal" officeooo:rsid="005fecf8" style:font-weight-asian="normal" style:font-weight-complex="normal"/>
    </style:style>
    <style:style style:name="T9" style:family="text">
      <style:text-properties fo:font-weight="normal" officeooo:rsid="0060e35a" style:font-weight-asian="normal" style:font-weight-complex="normal"/>
    </style:style>
    <style:style style:name="T10" style:family="text">
      <style:text-properties fo:font-weight="normal" officeooo:rsid="00626c2a" style:font-weight-asian="normal" style:font-weight-complex="normal"/>
    </style:style>
    <style:style style:name="T11" style:family="text">
      <style:text-properties fo:font-weight="normal" officeooo:rsid="0066d57a" style:font-weight-asian="normal" style:font-weight-complex="normal"/>
    </style:style>
    <style:style style:name="T12" style:family="text">
      <style:text-properties fo:font-weight="normal" officeooo:rsid="006a6086" style:font-weight-asian="normal" style:font-weight-complex="normal"/>
    </style:style>
    <style:style style:name="T13" style:family="text">
      <style:text-properties fo:font-weight="normal" officeooo:rsid="006b888b" style:font-weight-asian="normal" style:font-weight-complex="normal"/>
    </style:style>
    <style:style style:name="T14" style:family="text">
      <style:text-properties fo:font-weight="normal" officeooo:rsid="006c6ab1" style:font-weight-asian="normal" style:font-weight-complex="normal"/>
    </style:style>
    <style:style style:name="T15" style:family="text">
      <style:text-properties fo:font-weight="normal" officeooo:rsid="006e4b68" style:font-weight-asian="normal" style:font-weight-complex="normal"/>
    </style:style>
    <style:style style:name="T16" style:family="text">
      <style:text-properties fo:font-weight="normal" officeooo:rsid="006e69c7" style:font-weight-asian="normal" style:font-weight-complex="normal"/>
    </style:style>
    <style:style style:name="T17" style:family="text">
      <style:text-properties fo:font-weight="normal" officeooo:rsid="006ff2f3" style:font-weight-asian="normal" style:font-weight-complex="normal"/>
    </style:style>
    <style:style style:name="T18" style:family="text">
      <style:text-properties fo:font-weight="normal" officeooo:rsid="0071f24e" style:font-weight-asian="normal" style:font-weight-complex="normal"/>
    </style:style>
    <style:style style:name="T19" style:family="text">
      <style:text-properties fo:font-weight="normal" officeooo:rsid="00736d3c" style:font-weight-asian="normal" style:font-weight-complex="normal"/>
    </style:style>
    <style:style style:name="T20" style:family="text">
      <style:text-properties fo:font-weight="normal" officeooo:rsid="0074f30b" style:font-weight-asian="normal" style:font-weight-complex="normal"/>
    </style:style>
    <style:style style:name="T21" style:family="text">
      <style:text-properties fo:font-weight="normal" officeooo:rsid="0077d9d8" style:font-weight-asian="normal" style:font-weight-complex="normal"/>
    </style:style>
    <style:style style:name="T22" style:family="text">
      <style:text-properties fo:font-weight="normal" officeooo:rsid="007d0e08" style:font-weight-asian="normal" style:font-weight-complex="normal"/>
    </style:style>
    <style:style style:name="T23" style:family="text">
      <style:text-properties fo:font-weight="normal" officeooo:rsid="007ede2a" style:font-weight-asian="normal" style:font-weight-complex="normal"/>
    </style:style>
    <style:style style:name="T24" style:family="text">
      <style:text-properties style:font-name="Liberation Sans" fo:font-size="12pt" fo:language="fr" fo:country="FR" style:text-underline-style="none" fo:font-weight="bold" officeooo:rsid="005cce12" style:font-name-asian="Droid Sans Fallback" style:font-size-asian="12pt" style:font-weight-asian="bold" style:font-name-complex="Droid Sans Devanagari" style:font-size-complex="12pt" style:font-weight-complex="bold"/>
    </style:style>
    <style:style style:name="T25" style:family="text">
      <style:text-properties style:font-name="Liberation Sans" fo:font-size="12pt" style:text-underline-style="none" fo:font-weight="normal" officeooo:rsid="005fecf8" style:font-name-asian="Droid Sans Fallback" style:font-size-asian="12pt" style:font-weight-asian="normal" style:font-name-complex="Droid Sans Devanagari" style:font-size-complex="12pt" style:font-weight-complex="normal"/>
    </style:style>
    <style:style style:name="T26" style:family="text">
      <style:text-properties style:font-name="Liberation Sans" fo:font-size="12pt" style:text-underline-style="none" fo:font-weight="normal" officeooo:rsid="00626c2a" style:font-name-asian="Droid Sans Fallback" style:font-size-asian="12pt" style:font-weight-asian="normal" style:font-name-complex="Droid Sans Devanagari" style:font-size-complex="12pt" style:font-weight-complex="normal"/>
    </style:style>
    <style:style style:name="T27" style:family="text">
      <style:text-properties style:font-name="Liberation Sans" fo:font-size="12pt" style:text-underline-style="none" fo:font-weight="normal" officeooo:rsid="0060e478" style:font-name-asian="Droid Sans Fallback" style:font-size-asian="12pt" style:font-weight-asian="normal" style:font-name-complex="Droid Sans Devanagari" style:font-size-complex="12pt" style:font-weight-complex="normal"/>
    </style:style>
    <style:style style:name="T28" style:family="text">
      <style:text-properties style:font-name="Liberation Sans" fo:font-size="12pt" style:text-underline-style="none" fo:font-weight="bold" style:font-name-asian="Droid Sans Fallback" style:font-size-asian="12pt" style:font-weight-asian="bold" style:font-name-complex="Droid Sans Devanagari" style:font-size-complex="12pt" style:font-weight-complex="bold"/>
    </style:style>
    <style:style style:name="T29" style:family="text">
      <style:text-properties style:font-name="Liberation Sans" fo:font-size="12pt" style:text-underline-style="none" fo:font-weight="bold" officeooo:rsid="0060e478" style:font-name-asian="Droid Sans Fallback" style:font-size-asian="12pt" style:font-weight-asian="bold" style:font-name-complex="Droid Sans Devanagari" style:font-size-complex="12pt" style:font-weight-complex="bold"/>
    </style:style>
    <style:style style:name="T30" style:family="text">
      <style:text-properties officeooo:rsid="0071f24e"/>
    </style:style>
    <style:style style:name="T31" style:family="text">
      <style:text-properties officeooo:rsid="0074f30b"/>
    </style:style>
    <style:style style:name="T32" style:family="text">
      <style:text-properties officeooo:rsid="0077d9d8"/>
    </style:style>
    <style:style style:name="T33" style:family="text">
      <style:text-properties officeooo:rsid="007d0e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Rapport TP0<text:span text:style-name="T3">4</text:span> NF16</text:p>
      <text:p text:style-name="P5"/>
      <text:p text:style-name="P6"><text:tab/>Le but de ce TP était d’implémenter un correcteur orthographique, de deux manières différentes. Nous avons d’abord représenté le dictionnaire avec une structure d’Arbre Binaire de Recherche, puis avec une structure d’Arbre Lexicographique. <text:span text:style-name="T5">Nous détaillerons dans un premier temps, pour chacune des 3 parties du TP, <text:s/>les structures et fonctions implémentées. Ensuite, nous présenterons la complexité des fonctions principales, et finalement, les difficultés que nous avons rencontrées lors de ce TP</text:span></text:p>
      <text:p text:style-name="P2"/>
      <text:h text:style-name="P19" text:outline-level="1">I. <text:span text:style-name="T4">Structures et fonctions implémentées</text:span></text:h>
      <text:h text:style-name="Heading_20_2" text:outline-level="2"><text:span text:style-name="T2">P</text:span><text:span text:style-name="T1">artie I</text:span></text:h>
      <text:h text:style-name="P3" text:outline-level="3">Structures</text:h>
      <text:p text:style-name="P4"><text:span text:style-name="T4"><text:tab/>Nous avons utilisé deux structures : NodeABR et DicoABR. La première représente un Node d’un ABR et contient sa clé, ses fils gauche et droit, et son parent. Et la deuxième contient un pointeur vers la racine de l’ABR ainsi que son nombre d’éléments.</text:span></text:p>
      <text:p text:style-name="P8">Fonctions</text:p>
      <text:p text:style-name="P9"><text:tab/><text:span text:style-name="T6">Voi</text:span><text:span text:style-name="T7">ci une liste des fonctions implémentées, accompagnées d’une description concise </text:span></text:p>
      <text:p text:style-name="P10">DicoABR *initdico (); <text:span text:style-name="T8">Initialise le dictionnaire.</text:span></text:p>
      <text:p text:style-name="P13">NodeABR *initNode(char *value); <text:span text:style-name="T8">Initialise </text:span><text:span text:style-name="T9">un node</text:span></text:p>
      <text:p text:style-name="P11">void afficherNode(NodeABR *node);<text:span text:style-name="T8"> </text:span><text:span text:style-name="T9">Affiche la clé et le parent et </text:span><text:span text:style-name="T11">les </text:span><text:span text:style-name="T9">fils d’un node, s’il en a.</text:span></text:p>
      <text:p text:style-name="P16">void afficherDico(NodeABR *root, int nb_tab);<text:span text:style-name="T8"> <text:line-break/></text:span><text:span text:style-name="T9">Affiche la clé </text:span><text:span text:style-name="T11">de chacun des nodes de l’ABR, sous forme d’arborescence.</text:span></text:p>
      <text:p text:style-name="P13">NodeABR *rechercheMot(char *mot, DicoABR *dico); <text:line-break/><text:tab/><text:span text:style-name="T8">Parcourt l’arbre depuis la racine jusqu’à trouver le mot recherché où jusqu’à arriver sur un node sans successeurs (dans ce dernier cas la fonction retourne NULL).</text:span></text:p>
      <text:p text:style-name="P7"><text:span text:style-name="T28">NodeABR *ajoutMot(char *value, DicoABR *dico);</text:span><text:span text:style-name="T25"> </text:span><text:span text:style-name="T26">Effectue une recherche, puis a</text:span><text:span text:style-name="T27">joute un node de clé </text:span><text:span text:style-name="T29">value</text:span><text:span text:style-name="T27"> à l’ABR, </text:span><text:span text:style-name="T26">si la clé n’est pas déjà présente.</text:span></text:p>
      <text:p text:style-name="P12">void supprimeMot(char *mot, DicoABR *dico);<text:span text:style-name="T10"> <text:line-break/></text:span><text:span text:style-name="T12">Recherche le mot à supprimer, et si il existe, appelle la fonction supprimmerNode1.</text:span></text:p>
      <text:p text:style-name="P14">int supprimerNode1(NodeABR *node, DicoABR *dico);</text:p>
      <text:p text:style-name="P15"><text:soft-page-break/><text:span text:style-name="T10"><text:tab/></text:span><text:span text:style-name="T14">Modifie les pointeurs dans l’ABR de manière à effacer les références vers le node à supprimer. </text:span><text:span text:style-name="T18">Si </text:span><text:span text:style-name="T30">node</text:span><text:span text:style-name="T18"> a un seul fils, on le rattache au parent d</text:span><text:span text:style-name="T19">e</text:span><text:span text:style-name="T18"> </text:span><text:span text:style-name="T30">node</text:span><text:span text:style-name="T18">. Si il a 2 fils, on cherche le successeur le plus proche de </text:span><text:span text:style-name="T30">node</text:span><text:span text:style-name="T18">, </text:span><text:span text:style-name="T19">puis </text:span><text:span text:style-name="T20">on échange </text:span><text:span text:style-name="T31">node</text:span><text:span text:style-name="T20"> avec ce successeur</text:span><text:span text:style-name="T18">. </text:span><text:span text:style-name="T17">En</text:span><text:span text:style-name="T20">fin</text:span><text:span text:style-name="T17">, on </text:span><text:span text:style-name="T15">appelle la fonction supprimmerNode2 pour le </text:span><text:span text:style-name="T16">supprimer</text:span><text:span text:style-name="T15"> effectivement.</text:span></text:p>
      <text:p text:style-name="P12">int supprimerNode2(NodeABR *node, DicoABR *dico);<text:line-break/><text:span text:style-name="T13">Supprimme le node passé en paramètre.</text:span></text:p>
      <text:p text:style-name="P12">void echangerNodes(NodeABR *n1, NodeABR *n2); <text:line-break/><text:span text:style-name="T13">Échange les clés des nodes passés en param</text:span><text:span text:style-name="T21">è</text:span><text:span text:style-name="T13">tre.</text:span></text:p>
      <text:p text:style-name="P12">NodeABR *successeur_plus_proche(NodeABR *node);<text:line-break/><text:span text:style-name="T13">Retourne le successeur le plus proche de </text:span><text:span text:style-name="T33">node</text:span><text:span text:style-name="T22">.</text:span></text:p>
      <text:p text:style-name="P12">NodeABR **suggestionMots (int k, DicoABR *dico, char *souschaine);</text:p>
      <text:p text:style-name="P12">void afficherNodeTab(NodeABR **nodeTab);</text:p>
      <text:p text:style-name="P12">int compare_souschaine(NodeABR *node, char *souschaine);</text:p>
      <text:p text:style-name="P12">NodeABR **compare_k(NodeABR *root, int k, char *souschaine);</text:p>
      <text:p text:style-name="P17">int max (int a, int b, int c); <text:span text:style-name="T13">Retourne le </text:span><text:span text:style-name="T23">maximum de a, b et 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keyword2_5f_c" style:display-name="keyword2_c" style:family="text">
      <style:text-properties fo:color="#000066" fo:font-style="normal" fo:font-weight="normal"/>
    </style:style>
    <style:style style:name="keyword3_5f_c" style:display-name="keyword3_c" style:family="text">
      <style:text-properties fo:color="#993333" fo:font-style="normal" fo:font-weight="normal"/>
    </style:style>
    <style:style style:name="symbol0_5f_c" style:display-name="symbol0_c" style:family="text">
      <style:text-properties fo:color="#339933" fo:font-style="normal" fo:font-weight="normal"/>
    </style:style>
    <style:style style:name="string_5f_c" style:display-name="string_c" style:family="text">
      <style:text-properties fo:color="#ff0000" fo:font-style="normal" fo:font-weight="normal"/>
    </style:style>
    <style:style style:name="keyword0_5f_c" style:display-name="keyword0_c" style:family="text">
      <style:text-properties fo:color="#b1b100" fo:font-style="normal" fo:font-weight="normal"/>
    </style:style>
    <style:style style:name="keyword1_5f_c" style:display-name="keyword1_c" style:family="text">
      <style:text-properties fo:color="#000000" fo:font-style="normal" fo:font-weight="bold"/>
    </style:style>
    <style:style style:name="escaped_5f_c" style:display-name="escaped_c" style:family="text">
      <style:text-properties fo:color="#000099" fo:font-style="normal" fo:font-weight="bold"/>
    </style:style>
    <style:style style:name="number_5f_c" style:display-name="number_c" style:family="text">
      <style:text-properties fo:color="#0000dd" fo:font-style="normal" fo:font-weight="normal"/>
    </style:style>
    <style:style style:name="comment_5f_multi_5f_c" style:display-name="comment_multi_c" style:family="text">
      <style:text-properties fo:color="#808080" fo:font-style="italic" fo:font-weight="normal"/>
    </style:style>
    <style:style style:name="Graphics" style:family="graphic" style:parent-style-name="Formula">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parent-style-name="Watermark">
      <style:graphic-properties text:anchor-type="as-char" svg:y="0in" fo:margin-left="0.0791in" fo:margin-right="0.0791in" style:vertical-pos="middle" style:vertical-rel="text"/>
    </style:style>
    <style:style style:name="OLE" style:family="graphic" style:parent-style-name="Marginalia">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Watermark" style:family="graphic" style:parent-style-name="OLE">
      <style:graphic-properties text:anchor-type="page" svg:x="0in" svg:y="0in" style:run-through="background" style:wrap="run-through" style:number-wrapped-paragraphs="no-limit" style:vertical-pos="middle" style:vertical-rel="page"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zxx" fo:country="none" officeooo:rsid="0019e64b" officeooo:paragraph-rsid="0019e64b" style:language-asian="zxx" style:country-asian="none" style:language-complex="zxx" style:country-complex="non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ALZIN Noémie</text:p>
        <text:p text:style-name="MP1">MALDONALDO André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09:10:47.911521029</meta:creation-date>
    <dc:date>2017-12-30T20:01:38.790420910</dc:date>
    <meta:editing-duration>PT5H52M5S</meta:editing-duration>
    <meta:editing-cycles>89</meta:editing-cycles>
    <meta:generator>LibreOffice/5.4.4.2$Linux_X86_64 LibreOffice_project/40$Build-2</meta:generator>
    <meta:document-statistic meta:table-count="0" meta:image-count="0" meta:object-count="0" meta:page-count="2" meta:paragraph-count="27" meta:word-count="399" meta:character-count="2695" meta:non-whitespace-character-count="2312"/>
  </office:meta>
</office:document-meta>
</file>